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7.197cm"/>
    </style:style>
    <style:style style:name="Table1.B" style:family="table-column">
      <style:table-column-properties style:column-width="1.984cm"/>
    </style:style>
    <style:style style:name="Table1.C" style:family="table-column">
      <style:table-column-properties style:column-width="7.329cm"/>
    </style:style>
    <style:style style:name="Table1.A1" style:family="table-cell">
      <style:table-cell-properties style:vertical-align="top" fo:padding="0.097cm" fo:border="1pt solid #000000"/>
    </style:style>
    <style:style style:name="Table1.A2" style:family="table-cell">
      <style:table-cell-properties style:vertical-align="top" fo:padding="0.106cm" fo:border="1pt solid #000000"/>
    </style:style>
    <style:style style:name="P1" style:family="paragraph" style:parent-style-name="Standard" style:master-page-name="">
      <style:paragraph-properties fo:line-height="150%" style:page-number="auto" fo:break-before="auto" fo:break-after="auto" style:writing-mode="lr-tb"/>
      <style:text-properties style:font-name="Droid Sans" fo:language="es" fo:country="AR" fo:font-style="normal" style:font-style-asian="normal" style:font-style-complex="normal"/>
    </style:style>
    <style:style style:name="P2"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3"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officeooo:rsid="00090b0d" style:font-name-asian="Verdana" style:font-size-asian="12pt" style:font-style-asian="normal" style:font-name-complex="Verdana" style:font-size-complex="12pt" style:font-style-complex="normal"/>
    </style:style>
    <style:style style:name="P4"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officeooo:rsid="000a53fe" officeooo:paragraph-rsid="00111e1b" style:font-name-asian="Verdana" style:font-size-asian="12pt" style:font-style-asian="normal" style:font-name-complex="Verdana" style:font-size-complex="12pt" style:font-style-complex="normal"/>
    </style:style>
    <style:style style:name="P5"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normal" officeooo:rsid="000a53fe" officeooo:paragraph-rsid="000a53fe" style:font-name-asian="Verdana" style:font-size-asian="12pt" style:font-style-asian="normal" style:font-weight-asian="normal" style:font-name-complex="Verdana" style:font-size-complex="12pt" style:font-style-complex="normal" style:font-weight-complex="normal"/>
    </style:style>
    <style:style style:name="P6"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normal" officeooo:rsid="000a9bd7" officeooo:paragraph-rsid="000a9bd7" style:font-name-asian="Verdana" style:font-size-asian="12pt" style:font-style-asian="normal" style:font-weight-asian="normal" style:font-name-complex="Verdana" style:font-size-complex="12pt" style:font-style-complex="normal" style:font-weight-complex="normal"/>
    </style:style>
    <style:style style:name="P7"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bold" officeooo:rsid="000ed1f8" officeooo:paragraph-rsid="000ed1f8" style:font-name-asian="Verdana" style:font-size-asian="12pt" style:font-style-asian="normal" style:font-weight-asian="bold" style:font-name-complex="Verdana" style:font-size-complex="12pt" style:font-style-complex="normal" style:font-weight-complex="bold"/>
    </style:style>
    <style:style style:name="P8"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bold" officeooo:rsid="000a53fe" officeooo:paragraph-rsid="00111e1b" style:font-name-asian="Verdana" style:font-size-asian="12pt" style:font-style-asian="normal" style:font-weight-asian="bold" style:font-name-complex="Verdana" style:font-size-complex="12pt" style:font-style-complex="normal" style:font-weight-complex="bold"/>
    </style:style>
    <style:style style:name="P9"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fo:font-weight="bold" officeooo:rsid="000a53fe" officeooo:paragraph-rsid="000a53fe" style:font-style-asian="normal" style:font-weight-asian="bold" style:font-style-complex="normal" style:font-weight-complex="bold"/>
    </style:style>
    <style:style style:name="P10"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fo:font-weight="bold" officeooo:rsid="000a9bd7" officeooo:paragraph-rsid="000a9bd7" style:font-style-asian="normal" style:font-weight-asian="bold" style:font-style-complex="normal" style:font-weight-complex="bold"/>
    </style:style>
    <style:style style:name="P11"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officeooo:paragraph-rsid="000ed1f8" style:font-style-asian="normal" style:font-style-complex="normal"/>
    </style:style>
    <style:style style:name="P12" style:family="paragraph" style:parent-style-name="Standard">
      <style:paragraph-properties fo:margin-top="0cm" fo:margin-bottom="0.212cm"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3" style:family="paragraph" style:parent-style-name="Standard">
      <style:paragraph-properties fo:margin-top="0cm" fo:margin-bottom="0.212cm" loext:contextual-spacing="false" fo:line-height="150%" fo:text-align="center"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4"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5" style:family="paragraph" style:parent-style-name="Standard">
      <style:paragraph-properties fo:margin-top="0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16"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17" style:family="paragraph" style:parent-style-name="Standard">
      <style:paragraph-properties fo:margin-top="0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18" style:family="paragraph" style:parent-style-name="Standard">
      <style:paragraph-properties fo:margin-top="0cm" fo:margin-bottom="0.212cm" loext:contextual-spacing="false" fo:line-height="150%" fo:break-before="auto" fo:break-after="auto" style:writing-mode="lr-tb"/>
      <style:text-properties style:font-name="Droid Sans" fo:font-size="10pt" fo:language="es" fo:country="AR" fo:font-style="normal" fo:font-weight="bold" style:font-name-asian="Verdana" style:font-size-asian="10pt" style:font-style-asian="normal" style:font-weight-asian="bold" style:font-name-complex="Verdana" style:font-size-complex="10pt" style:font-style-complex="normal" style:font-weight-complex="bold"/>
    </style:style>
    <style:style style:name="P19" style:family="paragraph" style:parent-style-name="Standard">
      <style:paragraph-properties fo:margin-top="0cm" fo:margin-bottom="0.212cm" loext:contextual-spacing="false" fo:line-height="150%" fo:break-before="auto" fo:break-after="auto" style:writing-mode="lr-tb"/>
      <style:text-properties fo:color="#cc0000" style:font-name="Droid Sans" fo:font-size="12pt" fo:language="es" fo:country="AR" fo:font-style="normal" style:font-name-asian="Verdana" style:font-size-asian="12pt" style:font-style-asian="normal" style:font-name-complex="Verdana" style:font-size-complex="12pt" style:font-style-complex="normal"/>
    </style:style>
    <style:style style:name="P20" style:family="paragraph" style:parent-style-name="Standard">
      <style:paragraph-properties fo:margin-top="0cm" fo:margin-bottom="0.212cm" loext:contextual-spacing="false"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21"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635cm" style:auto-text-indent="false" fo:break-before="auto" fo:break-after="auto" fo:keep-with-next="auto"/>
      <style:text-properties fo:color="#000000" style:text-outline="false" style:font-name="Droid Sans" fo:font-size="11pt" fo:language="es" fo:country="AR" fo:text-shadow="none" fo:font-weight="normal" officeooo:rsid="001e0ad9" officeooo:paragraph-rsid="000c3841" fo:background-color="transparent" style:font-size-asian="11pt" style:font-weight-asian="normal" style:font-size-complex="11pt" style:font-weight-complex="normal"/>
    </style:style>
    <style:style style:name="P22"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style:font-name="Droid Sans" fo:font-size="10.5pt" fo:language="es" fo:country="AR" fo:font-weight="bold" officeooo:paragraph-rsid="000c3841" fo:background-color="transparent" style:font-size-asian="10.5pt" style:font-weight-asian="bold" style:font-size-complex="10.5pt" style:font-weight-complex="bold"/>
    </style:style>
    <style:style style:name="P23"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4"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style:font-name="Droid Sans" fo:font-size="10.5pt" fo:language="es" fo:country="AR" officeooo:paragraph-rsid="000c3841" fo:background-color="transparent" style:font-size-asian="10.5pt" style:font-size-complex="10.5pt"/>
    </style:style>
    <style:style style:name="P25"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26"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8"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6bf7" officeooo:paragraph-rsid="000c3841" fo:background-color="transparent" style:font-size-asian="10.5pt" style:font-weight-asian="bold" style:font-size-complex="10.5pt" style:font-weight-complex="bold"/>
    </style:style>
    <style:style style:name="P29"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30"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31"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f123b" officeooo:paragraph-rsid="000c3841" fo:background-color="transparent" style:font-size-asian="10.5pt" style:font-weight-asian="normal" style:font-size-complex="10.5pt" style:font-weight-complex="normal"/>
    </style:style>
    <style:style style:name="P32"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33"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writing-mode="lr-tb"/>
      <style:text-properties fo:color="#000000" style:font-name="Droid Sans" fo:font-size="10.5pt" fo:language="es" fo:country="AR" fo:font-style="normal" fo:font-weight="bold" officeooo:rsid="001e0ad9" officeooo:paragraph-rsid="000c3841" fo:background-color="transparent" style:font-size-asian="10.5pt" style:font-style-asian="normal" style:font-weight-asian="bold" style:font-size-complex="10.5pt" style:font-style-complex="normal" style:font-weight-complex="bold"/>
    </style:style>
    <style:style style:name="P34" style:family="paragraph" style:parent-style-name="Standard">
      <style:paragraph-properties fo:margin-top="0.423cm" fo:margin-bottom="0cm" loext:contextual-spacing="false" fo:line-height="150%" fo:text-align="center" style:justify-single-word="false" fo:break-before="auto" fo:break-after="auto" style:writing-mode="lr-tb"/>
      <style:text-properties style:font-name="Droid Sans" fo:font-size="18pt" fo:language="es" fo:country="AR" fo:font-style="normal" fo:font-weight="bold" style:font-name-asian="Cambria" style:font-size-asian="18pt" style:font-style-asian="normal" style:font-weight-asian="bold" style:font-name-complex="Cambria" style:font-size-complex="18pt" style:font-style-complex="normal" style:font-weight-complex="bold"/>
    </style:style>
    <style:style style:name="P35" style:family="paragraph" style:parent-style-name="Standard">
      <style:paragraph-properties fo:margin-top="0.423cm" fo:margin-bottom="0.212cm" loext:contextual-spacing="false" fo:line-height="150%" fo:text-align="center" style:justify-single-word="false" fo:break-before="auto" fo:break-after="auto" style:writing-mode="lr-tb"/>
      <style:text-properties style:font-name="Droid Sans" fo:font-size="14pt" fo:language="es" fo:country="AR" fo:font-style="normal" style:font-name-asian="Cambria" style:font-size-asian="14pt" style:font-style-asian="normal" style:font-name-complex="Cambria" style:font-size-complex="14pt" style:font-style-complex="normal"/>
    </style:style>
    <style:style style:name="P36"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1531a3"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ES" fo:font-style="normal" style:text-underline-style="none" fo:font-weight="normal" officeooo:rsid="0013f7c3" officeooo:paragraph-rsid="0013f7c3"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42" style:family="paragraph" style:parent-style-name="Standard">
      <style:paragraph-properties fo:line-height="150%" fo:text-align="justify" style:justify-single-word="false" fo:break-before="auto" fo:break-after="auto" style:writing-mode="lr-tb"/>
      <style:text-properties style:font-name="Droid Sans" fo:font-size="12pt" fo:language="es" fo:country="AR" fo:font-style="normal" style:font-size-asian="12pt" style:font-style-asian="normal" style:font-size-complex="12pt" style:font-style-complex="normal"/>
    </style:style>
    <style:style style:name="P43" style:family="paragraph" style:parent-style-name="Standard">
      <style:paragraph-properties fo:line-height="150%" fo:break-before="auto" fo:break-after="auto" style:writing-mode="lr-tb"/>
      <style:text-properties style:font-name="Droid Sans" fo:language="es" fo:country="AR" fo:font-style="normal" style:font-style-asian="normal" style:font-style-complex="normal"/>
    </style:style>
    <style:style style:name="P44" style:family="paragraph" style:parent-style-name="Standard">
      <style:paragraph-properties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45" style:family="paragraph" style:parent-style-name="Standard">
      <style:paragraph-properties fo:line-height="150%" fo:text-align="justify" style:justify-single-word="false" fo:break-before="auto" fo:break-after="auto" style:writing-mode="lr-tb"/>
      <style:text-properties style:font-name="Droid Sans" fo:font-size="18pt" fo:language="es" fo:country="AR"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line-height="150%"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47" style:family="paragraph" style:parent-style-name="Standard">
      <style:paragraph-properties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48" style:family="paragraph" style:parent-style-name="Title">
      <style:paragraph-properties fo:line-height="150%" fo:text-align="center" style:justify-single-word="false" fo:break-before="auto" fo:break-after="auto" style:writing-mode="lr-tb"/>
      <style:text-properties style:font-name="Droid Sans" fo:language="es" fo:country="AR" fo:font-style="normal" style:font-style-asian="normal" style:font-style-complex="normal"/>
    </style:style>
    <style:style style:name="P49" style:family="paragraph" style:parent-style-name="Standard">
      <style:paragraph-properties fo:line-height="150%" fo:text-align="justify" style:justify-single-word="false" style:writing-mode="lr-tb"/>
      <style:text-properties style:font-name="Droid Sans" fo:language="es" fo:country="AR" fo:font-style="normal" style:font-style-asian="normal" style:font-style-complex="normal"/>
    </style:style>
    <style:style style:name="P50" style:family="paragraph" style:parent-style-name="Title">
      <style:paragraph-properties fo:margin-top="0.847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51" style:family="paragraph" style:parent-style-name="Title">
      <style:paragraph-properties fo:line-height="150%" fo:break-before="page" style:writing-mode="lr-tb"/>
      <style:text-properties style:font-name="Droid Sans" fo:language="es" fo:country="AR" fo:font-style="normal" style:font-style-asian="normal" style:font-style-complex="normal"/>
    </style:style>
    <style:style style:name="P52" style:family="paragraph" style:parent-style-name="Title">
      <style:paragraph-properties fo:line-height="150%" fo:text-align="center" style:justify-single-word="false" fo:break-before="page" style:writing-mode="lr-tb"/>
      <style:text-properties style:font-name="Droid Sans" fo:language="es" fo:country="AR" fo:font-style="normal" style:font-style-asian="normal" style:font-style-complex="normal"/>
    </style:style>
    <style:style style:name="P53" style:family="paragraph" style:parent-style-name="Standard" style:master-page-name="Standard">
      <style:paragraph-properties fo:line-height="115%" fo:text-align="center" style:justify-single-word="false" style:page-number="auto" fo:break-before="auto" fo:break-after="auto" style:writing-mode="lr-tb"/>
    </style:style>
    <style:style style:name="P54" style:family="paragraph" style:parent-style-name="Standard" style:list-style-name="LS1">
      <style:paragraph-properties fo:margin-top="0cm" fo:margin-bottom="0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5" style:family="paragraph" style:parent-style-name="Standard" style:list-style-name="LS2">
      <style:paragraph-properties fo:margin-top="0cm" fo:margin-bottom="0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6" style:family="paragraph" style:parent-style-name="Standard" style:list-style-name="LS2">
      <style:paragraph-properties fo:margin-top="0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57" style:family="paragraph" style:parent-style-name="Standard" style:list-style-name="LS4">
      <style:paragraph-properties fo:margin-top="0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58" style:family="paragraph" style:parent-style-name="Standard" style:list-style-name="LS3">
      <style:paragraph-properties fo:margin-top="0cm" fo:margin-bottom="0cm"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59" style:family="paragraph" style:parent-style-name="Standard" style:list-style-name="LS4">
      <style:paragraph-properties fo:margin-top="0cm" fo:margin-bottom="0cm" loext:contextual-spacing="false" fo:line-height="150%" fo:text-align="justify" style:justify-single-word="false"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60" style:family="paragraph" style:parent-style-name="Standard" style:list-style-name="LS4">
      <style:paragraph-properties fo:margin-top="0cm" fo:margin-bottom="0cm" loext:contextual-spacing="false" fo:line-height="150%" fo:text-align="justify" style:justify-single-word="false" style:writing-mode="lr-tb"/>
      <style:text-properties fo:color="#000000" style:text-line-through-style="none" style:text-line-through-type="none" style:font-name="Droid Sans" fo:font-size="12pt" fo:language="es" fo:country="ES" fo:font-style="normal" style:text-underline-style="none" fo:font-weight="normal" officeooo:rsid="0015dabf" officeooo:paragraph-rsid="0015dabf" style:font-name-asian="Verdana" style:font-size-asian="12pt" style:font-style-asian="normal" style:font-weight-asian="normal" style:font-name-complex="Verdana" style:font-size-complex="12pt" style:font-style-complex="normal" style:font-weight-complex="normal"/>
    </style:style>
    <style:style style:name="P61" style:family="paragraph" style:parent-style-name="Standard" style:list-style-name="LS4">
      <style:paragraph-properties fo:margin-top="0cm" fo:margin-bottom="0cm" loext:contextual-spacing="false" fo:line-height="150%" fo:text-align="justify" style:justify-single-word="false" style:writing-mode="lr-tb"/>
      <style:text-properties fo:color="#000000" style:text-line-through-style="none" style:text-line-through-type="none" style:font-name="Droid Sans" fo:font-size="12pt" fo:language="es" fo:country="ES" fo:font-style="normal" style:text-underline-style="none" fo:font-weight="normal" officeooo:rsid="00174a5d" officeooo:paragraph-rsid="00174a5d" style:font-name-asian="Verdana" style:font-size-asian="12pt" style:font-style-asian="normal" style:font-weight-asian="normal" style:font-name-complex="Verdana" style:font-size-complex="12pt" style:font-style-complex="normal" style:font-weight-complex="normal"/>
    </style:style>
    <style:style style:name="P62" style:family="paragraph" style:parent-style-name="Standard" style:list-style-name="LS6">
      <style:paragraph-properties fo:margin-left="0cm" fo:margin-right="0cm" fo:margin-top="0cm" fo:margin-bottom="0cm" loext:contextual-spacing="false" fo:line-height="150%" fo:text-indent="0.635cm"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63" style:family="paragraph" style:parent-style-name="Standard" style:list-style-name="LS7">
      <style:paragraph-properties fo:margin-left="0cm" fo:margin-right="0cm" fo:margin-top="0cm" fo:margin-bottom="0cm" loext:contextual-spacing="false" fo:line-height="150%" fo:text-indent="0.635cm"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64" style:family="paragraph" style:parent-style-name="Heading_20_2">
      <style:paragraph-properties fo:margin-top="0.635cm" fo:margin-bottom="0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5" style:family="paragraph" style:parent-style-name="Heading_20_2">
      <style:paragraph-properties fo:margin-top="0.635cm" fo:margin-bottom="0.141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66" style:family="paragraph" style:parent-style-name="Heading_20_2">
      <style:paragraph-properties fo:margin-top="0.635cm" fo:margin-bottom="0.141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7" style:family="paragraph" style:parent-style-name="Heading_20_2">
      <style:paragraph-properties fo:margin-top="0.423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8" style:family="paragraph" style:parent-style-name="Heading_20_2">
      <style:paragraph-properties fo:margin-top="0.423cm" fo:margin-bottom="0.141cm" loext:contextual-spacing="false" fo:line-height="150%" fo:break-before="auto" fo:break-after="auto" fo:padding="0cm" fo:border-left="none" fo:border-right="none" fo:border-top="none" fo:border-bottom="1.5pt solid #808080"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9" style:family="paragraph" style:parent-style-name="Heading_20_2">
      <style:paragraph-properties fo:margin-top="0.635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70" style:family="paragraph" style:parent-style-name="Heading_20_1">
      <style:paragraph-properties fo:margin-top="0.847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71" style:family="paragraph" style:parent-style-name="Heading_20_1">
      <style:paragraph-properties fo:margin-top="0.847cm" fo:margin-bottom="0.212cm" loext:contextual-spacing="false" fo:line-height="150%" fo:break-before="page" fo:padding="0cm" fo:border-left="none" fo:border-right="none" fo:border-top="none" fo:border-bottom="1.5pt solid #808080"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P72" style:family="paragraph" style:parent-style-name="Heading_20_1">
      <style:paragraph-properties fo:line-height="150%" fo:break-before="auto" fo:break-after="auto" style:writing-mode="lr-tb"/>
      <style:text-properties style:font-name="Droid Sans" fo:language="es" fo:country="AR" fo:font-style="normal" style:font-style-asian="normal" style:font-style-complex="normal"/>
    </style:style>
    <style:style style:name="P73" style:family="paragraph" style:parent-style-name="Heading_20_1">
      <style:paragraph-properties fo:margin-top="0.847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74" style:family="paragraph" style:parent-style-name="Heading_20_1">
      <style:paragraph-properties fo:margin-top="0.423cm" fo:margin-bottom="0.212cm" loext:contextual-spacing="false" fo:line-height="150%" fo:break-before="auto" fo:break-after="auto"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font-size="12pt" style:font-name-asian="Verdana" style:font-size-asian="12pt" style:font-name-complex="Verdana" style:font-size-complex="12pt"/>
    </style:style>
    <style:style style:name="T3" style:family="text">
      <style:text-properties fo:font-size="12pt" officeooo:rsid="00090b0d" style:font-name-asian="Verdana" style:font-size-asian="12pt" style:font-name-complex="Verdana" style:font-size-complex="12pt"/>
    </style:style>
    <style:style style:name="T4" style:family="text">
      <style:text-properties fo:font-size="12pt" officeooo:rsid="000f418f" style:font-name-asian="Verdana" style:font-size-asian="12pt" style:font-name-complex="Verdana" style:font-size-complex="12pt"/>
    </style:style>
    <style:style style:name="T5" style:family="text">
      <style:text-properties fo:font-size="12pt" officeooo:rsid="00111e1b" style:font-name-asian="Verdana" style:font-size-asian="12pt" style:font-name-complex="Verdana" style:font-size-complex="12pt"/>
    </style:style>
    <style:style style:name="T6" style:family="text">
      <style:text-properties fo:font-size="12pt" fo:font-weight="normal" style:font-name-asian="Verdana" style:font-size-asian="12pt" style:font-weight-asian="normal" style:font-name-complex="Verdana" style:font-size-complex="12pt" style:font-weight-complex="normal"/>
    </style:style>
    <style:style style:name="T7"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8" style:family="text">
      <style:text-properties fo:font-size="12pt" fo:font-weight="normal" officeooo:rsid="0012e1ba" style:font-name-asian="Verdana" style:font-size-asian="12pt" style:font-weight-asian="normal" style:font-name-complex="Verdana" style:font-size-complex="12pt" style:font-weight-complex="normal"/>
    </style:style>
    <style:style style:name="T9" style:family="text">
      <style:text-properties fo:font-size="12pt" style:text-underline-style="solid" style:text-underline-width="auto" style:text-underline-color="font-color" style:font-name-asian="Verdana" style:font-size-asian="12pt" style:font-name-complex="Verdana" style:font-size-complex="12pt"/>
    </style:style>
    <style:style style:name="T10" style:family="text">
      <style:text-properties fo:font-size="12pt" fo:font-weight="bold" style:font-name-asian="Verdana" style:font-size-asian="12pt" style:font-weight-asian="bold" style:font-name-complex="Verdana" style:font-size-complex="12pt" style:font-weight-complex="bold"/>
    </style:style>
    <style:style style:name="T11" style:family="text">
      <style:text-properties fo:font-size="12pt" fo:language="es" fo:country="ES" officeooo:rsid="00111e1b" style:font-name-asian="Verdana" style:font-size-asian="12pt" style:font-name-complex="Verdana" style:font-size-complex="12pt"/>
    </style:style>
    <style:style style:name="T12" style:family="text">
      <style:text-properties fo:font-size="12pt" fo:language="es" fo:country="ES" officeooo:rsid="0012e1ba" style:font-name-asian="Verdana" style:font-size-asian="12pt" style:font-name-complex="Verdana" style:font-size-complex="12pt"/>
    </style:style>
    <style:style style:name="T13" style:family="text">
      <style:text-properties fo:font-size="12pt" fo:language="es" fo:country="ES" fo:font-weight="normal" officeooo:rsid="0012e1ba" style:font-name-asian="Verdana" style:font-size-asian="12pt" style:font-weight-asian="normal" style:font-name-complex="Verdana" style:font-size-complex="12pt" style:font-weight-complex="normal"/>
    </style:style>
    <style:style style:name="T14"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5" style:family="text">
      <style:text-properties fo:color="#274e13" fo:font-size="12pt" style:font-name-asian="Verdana" style:font-size-asian="12pt" style:font-name-complex="Verdana" style:font-size-complex="12pt"/>
    </style:style>
    <style:style style:name="T16" style:family="text">
      <style:text-properties fo:color="#ff0000" fo:font-size="12pt" style:font-name-asian="Verdana" style:font-size-asian="12pt" style:font-name-complex="Verdana" style:font-size-complex="12pt"/>
    </style:style>
    <style:style style:name="T17" style:family="text">
      <style:text-properties fo:color="#cc0000" fo:font-size="12pt" style:font-name-asian="Verdana" style:font-size-asian="12pt" style:font-name-complex="Verdana" style:font-size-complex="12pt"/>
    </style:style>
    <style:style style:name="T18"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19" style:family="text">
      <style:text-properties fo:color="#cc0000" fo:font-size="12pt" fo:font-weight="bold" style:font-name-asian="Verdana" style:font-size-asian="12pt" style:font-weight-asian="bold" style:font-name-complex="Verdana" style:font-size-complex="12pt"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f123b" style:font-weight-asian="normal" style:font-weight-complex="normal"/>
    </style:style>
    <style:style style:name="T22" style:family="text">
      <style:text-properties fo:font-weight="normal" officeooo:rsid="001e6bf7" style:font-weight-asian="normal" style:font-weight-complex="normal"/>
    </style:style>
    <style:style style:name="T23" style:family="text">
      <style:text-properties fo:font-weight="normal" officeooo:rsid="00111e1b" style:font-weight-asian="normal" style:font-weight-complex="normal"/>
    </style:style>
    <style:style style:name="T24" style:family="text">
      <style:text-properties fo:font-weight="normal" officeooo:rsid="001334d9" style:font-weight-asian="normal" style:font-weight-complex="normal"/>
    </style:style>
    <style:style style:name="T25" style:family="text">
      <style:text-properties fo:font-weight="normal" officeooo:rsid="0013f7c3"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090b0d" style:font-weight-asian="bold" style:font-weight-complex="bold"/>
    </style:style>
    <style:style style:name="T28" style:family="text">
      <style:text-properties officeooo:rsid="001e0ad9"/>
    </style:style>
    <style:style style:name="T29" style:family="text">
      <style:text-properties officeooo:rsid="001e6bf7"/>
    </style:style>
    <style:style style:name="T30" style:family="text">
      <style:text-properties fo:language="es" fo:country="ES" fo:font-weight="normal" officeooo:rsid="00111e1b" style:font-weight-asian="normal" style:font-weight-complex="normal"/>
    </style:style>
    <style:style style:name="T31" style:family="text">
      <style:text-properties fo:language="es" fo:country="ES" fo:font-weight="normal" officeooo:rsid="0013f7c3" style:font-weight-asian="normal" style:font-weight-complex="normal"/>
    </style:style>
    <style:style style:name="T32" style:family="text">
      <style:text-properties fo:language="es" fo:country="ES" officeooo:rsid="0013f7c3"/>
    </style:style>
    <style:style style:name="T33" style:family="text">
      <style:text-properties officeooo:rsid="001334d9"/>
    </style:style>
    <style:style style:name="T34" style:family="text">
      <style:text-properties style:text-line-through-style="none" style:text-line-through-type="none" style:text-underline-style="none" fo:font-weight="normal" officeooo:rsid="001f123b" style:font-name-asian="Arial" style:font-weight-asian="normal" style:font-name-complex="Arial" style:font-weight-complex="normal"/>
    </style:style>
    <style:style style:name="T35" style:family="text">
      <style:text-properties style:text-line-through-style="none" style:text-line-through-type="none" style:text-underline-style="none" style:font-name-asian="Arial" style:font-name-complex="Arial"/>
    </style:style>
    <style:style style:name="T3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34">FIUBA - 75.07</text:p>
      <text:p text:style-name="P34">Algoritmos y programación III</text:p>
      <text:p text:style-name="P35">Trabajo práctico 2: FonTruco</text:p>
      <text:p text:style-name="P13">2do cuatrimestre, 2015</text:p>
      <text:p text:style-name="P13">(trabajo grupal)</text:p>
      <text:p text:style-name="P12">Alumno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36">Nombre</text:p>
          </table:table-cell>
          <table:table-cell table:style-name="Table1.A1" office:value-type="string">
            <text:p text:style-name="P36">Padrón</text:p>
          </table:table-cell>
          <table:table-cell table:style-name="Table1.A1" office:value-type="string">
            <text:p text:style-name="P36">PuertoEstelarTerranMail</text:p>
          </table:table-cell>
        </table:table-row>
        <table:table-row>
          <table:table-cell table:style-name="Table1.A2" office:value-type="string">
            <text:p text:style-name="P37">Daciuk, Alexis</text:p>
          </table:table-cell>
          <table:table-cell table:style-name="Table1.A2" office:value-type="string">
            <text:p text:style-name="P37">97630</text:p>
          </table:table-cell>
          <table:table-cell table:style-name="Table1.A1" office:value-type="string">
            <text:p text:style-name="P38">adaciuk@gmail.com</text:p>
          </table:table-cell>
        </table:table-row>
        <table:table-row>
          <table:table-cell table:style-name="Table1.A2" office:value-type="string">
            <text:p text:style-name="P37">Llauro, Manuel</text:p>
          </table:table-cell>
          <table:table-cell table:style-name="Table1.A2" office:value-type="string">
            <text:p text:style-name="P37">95736</text:p>
          </table:table-cell>
          <table:table-cell table:style-name="Table1.A1" office:value-type="string">
            <text:p text:style-name="P38">llauromanuel@gmail.com</text:p>
          </table:table-cell>
        </table:table-row>
        <table:table-row>
          <table:table-cell table:style-name="Table1.A2" office:value-type="string">
            <text:p text:style-name="P37">Risaro, Lucas</text:p>
          </table:table-cell>
          <table:table-cell table:style-name="Table1.A2" office:value-type="string">
            <text:p text:style-name="P37">94335</text:p>
          </table:table-cell>
          <table:table-cell table:style-name="Table1.A1" office:value-type="string">
            <text:p text:style-name="P39">lucasrisaro@gmail.com</text:p>
          </table:table-cell>
        </table:table-row>
        <table:table-row>
          <table:table-cell table:style-name="Table1.A2" office:value-type="string">
            <text:p text:style-name="P37">Rozanec, Matias</text:p>
          </table:table-cell>
          <table:table-cell table:style-name="Table1.A2" office:value-type="string">
            <text:p text:style-name="P37">97404</text:p>
          </table:table-cell>
          <table:table-cell table:style-name="Table1.A1" office:value-type="string">
            <text:p text:style-name="P40">rozanecm@gmail.com</text:p>
          </table:table-cell>
        </table:table-row>
      </table:table>
      <text:p text:style-name="P15"/>
      <text:p text:style-name="P12"/>
      <text:p text:style-name="P15"><text:span text:style-name="T10">Fecha de entrega final</text:span><text:span text:style-name="T2">: Miércoles 2/12/2015 - Jueves 3/12/2015</text:span></text:p>
      <text:p text:style-name="P12"/>
      <text:p text:style-name="P15"><text:span text:style-name="T10">Tutor</text:span><text:span text:style-name="T2">:</text:span></text:p>
      <text:p text:style-name="P12"/>
      <text:p text:style-name="P15"><text:span text:style-name="T10">Nota Final</text:span><text:span text:style-name="T2">:</text:span></text:p>
      <text:p text:style-name="P12"/>
      <text:p text:style-name="P12"/>
      <text:p text:style-name="P41"/>
      <text:p text:style-name="P43"><text:bookmark text:name="id.gjdgxs"/></text:p>
      <text:h text:style-name="P70" text:outline-level="10"><text:bookmark text:name="id.30j0zll"/></text:h>
      <text:p text:style-name="P51">Introducción<text:bookmark text:name="id.1fob9te"/></text:p>
      <text:h text:style-name="P72" text:outline-level="10">Objetivo del trabajo</text:h>
      <text:p text:style-name="P43"/>
      <text:p text:style-name="P42">Aplicar los conceptos enseñados en la materia a la resolución de un problema, trabajando en forma grupal y utilizando un lenguaje de tipado estático (Java)</text:p>
      <text:p text:style-name="P44"><text:bookmark text:name="id.3znysh7"/></text:p>
      <text:h text:style-name="P72" text:outline-level="10">Consigna general</text:h>
      <text:p text:style-name="P43"/>
      <text:p text:style-name="P42">Desarrollar la aplicación completa, incluyendo el modelo de clases e interfaz gráfica. La aplicación deberá ser acompañada por prueba unitarias e integrales y documentación de diseño. En la siguiente sección se describe la aplicación a desarrollar.<text:bookmark text:name="id.2et92p0"/></text:p>
      <text:p text:style-name="P50">Descripción de la aplicación a desarrollar</text:p>
      <text:p text:style-name="P44">Se deberá desarrollar una aplicación que implemente el juego de cartas popular Truco (https://es.wikipedia.org/wiki/Truco_(juego_de_naipes)) .</text:p>
      <text:p text:style-name="P44"/>
      <text:p text:style-name="P44">Las características del mismo serán:</text:p>
      <text:list xml:id="list3256182502408223909" text:style-name="LS1">
        <text:list-item>
          <text:p text:style-name="P54">Se podrá seleccionar la variante con/sin Flor.</text:p>
        </text:list-item>
        <text:list-item>
          <text:p text:style-name="P54">El juego será entre jugadores humanos.</text:p>
        </text:list-item>
        <text:list-item>
          <text:p text:style-name="P54">Se podrá jugar en las variantes 2 jugadores, 4 jugadores y pica-pica.</text:p>
        </text:list-item>
        <text:list-item>
          <text:p text:style-name="P54">En la variante de 2 jugadores, se podrá jugar contra la computadora, con una inteligencia mínima y determinística (esto se comentará en clase).</text:p>
        </text:list-item>
      </text:list>
      <text:p text:style-name="P44"/>
      <text:p text:style-name="P44"/>
      <text:p text:style-name="P44">Se desarrollará la interfaz visual para la interacción entre los jugadores.</text:p>
      <text:p text:style-name="P44"/>
      <text:p text:style-name="P44"/>
      <text:p text:style-name="P44"/>
      <text:p text:style-name="P44"/>
      <text:p text:style-name="P49"/>
      <text:p text:style-name="P49"/>
      <text:p text:style-name="P49"/>
      <text:p text:style-name="P44"/>
      <text:p text:style-name="P45"><text:soft-page-break/>Entregables</text:p>
      <text:list xml:id="list8449286024137095749" text:style-name="LS2">
        <text:list-item>
          <text:p text:style-name="P55">Código fuente de la aplicación completa, incluyendo también: código de la pruebas, archivos de recursos</text:p>
        </text:list-item>
        <text:list-item>
          <text:p text:style-name="P56">Script para compilación y ejecución (ant)</text:p>
        </text:list-item>
        <text:list-item>
          <text:p text:style-name="P56">Informe, acorde a lo especificado en este documento</text:p>
        </text:list-item>
      </text:list>
      <text:p text:style-name="P43"><text:bookmark text:name="id.tyjcwt"/></text:p>
      <text:h text:style-name="P64" text:outline-level="10">Formas de entrega<text:bookmark text:name="id.3dy6vkm"/></text:h>
      <text:h text:style-name="P65" text:outline-level="10"><text:span text:style-name="T6">Habrá </text:span><text:span text:style-name="T14">4 entregas formales</text:span><text:span text:style-name="T2">. </text:span><text:span text:style-name="T6">Las mismas tendrán una calificación de </text:span><text:span text:style-name="T15">APROBADO </text:span><text:span text:style-name="T2">o </text:span><text:span text:style-name="T16">NO APROBADO</text:span><text:span text:style-name="T2"> </text:span><text:span text:style-name="T6">en el momento de la entrega.</text:span></text:h>
      <text:p text:style-name="P16"><text:span text:style-name="T2">Aquél grupo que acumule </text:span><text:span text:style-name="T9">3 no aprobados</text:span><text:span text:style-name="T2">, quedará automáticamente desaprobado con la consiguiente pérdida de regularidad en la materia. </text:span><text:span text:style-name="T9">En cada entrega</text:span><text:span text:style-name="T2"> se debe traer el informe actualizado.</text:span></text:p>
      <text:p text:style-name="P14"/>
      <text:p text:style-name="P15"><text:span text:style-name="T9">1er Entrega</text:span><text:span text:style-name="T2">: </text:span><text:span text:style-name="T16">Mínimamente </text:span><text:span text:style-name="T2">(se aconseja avanzar lo <text:s/>más posible) pruebas de integración y unitarias funcionando que contemplan:</text:span></text:p>
      <text:list xml:id="list8303938013335981661" text:style-name="LS3">
        <text:list-item>
          <text:p text:style-name="P58">Modelado de las cartas y los valores entre ellas</text:p>
        </text:list-item>
        <text:list-item>
          <text:p text:style-name="P58">Modelado de ‘manos’ y ‘mesa’</text:p>
        </text:list-item>
        <text:list-item>
          <text:p text:style-name="P58">Modelado de cálculo envido y flor para una ‘mesa’ dada</text:p>
        </text:list-item>
      </text:list>
      <text:p text:style-name="P12"/>
      <text:p text:style-name="P12"><text:tab/></text:p>
      <text:p text:style-name="P15"><text:span text:style-name="T9">2da Entrega</text:span><text:span text:style-name="T2">:</text:span><text:span text:style-name="T10"> Modelo del Juego Completo</text:span><text:span text:style-name="T2"> con todas las pruebas unitarias y de integración que contemplen todos los casos del enunciado, simulando partidas completas en todas sus variantes. </text:span></text:p>
      <text:p text:style-name="P12"/>
      <text:p text:style-name="P12"/>
      <text:p text:style-name="P15"><text:span text:style-name="T9">3er Entrega</text:span><text:span text:style-name="T2">: Interfaz gráfica Parcial. A determinar por el ayudante.</text:span></text:p>
      <text:p text:style-name="P12"/>
      <text:p text:style-name="P15"><text:span text:style-name="T9">4ta y última Entrega</text:span><text:span text:style-name="T2">: Trabajo Práctico completo funcionando, con interfaz gráfica final, sonidos e informe completo.</text:span></text:p>
      <text:p text:style-name="P43"><text:bookmark text:name="id.1t3h5sf"/><text:soft-page-break/></text:p>
      <text:h text:style-name="P66" text:outline-level="10">Fechas de entrega programadas</text:h>
      <text:p text:style-name="P17"/>
      <text:p text:style-name="P15"><text:span text:style-name="T9">1er Entrega</text:span><text:span text:style-name="T2">: Miércoles 11 / 11 / 2015 - Jueves 12 / 11 / 2015</text:span></text:p>
      <text:p text:style-name="P15"><text:span text:style-name="T9">2da Entrega</text:span><text:span text:style-name="T2">: Miércoles 18 / 11 / 2015 - Jueves 19 / 11 / 2015</text:span></text:p>
      <text:p text:style-name="P15"><text:span text:style-name="T9">3er Entrega</text:span><text:span text:style-name="T2">: Miércoles 25 / 11 / 2015 - Jueves 26 / 11 / 2015</text:span></text:p>
      <text:p text:style-name="P15"><text:span text:style-name="T9">4ta y última Entrega</text:span><text:span text:style-name="T2">: Miércoles 2 / 12 / 2015 - Jueves 3 / 12 / 2015</text:span><text:bookmark text:name="id.4d34og8"/></text:p>
      <text:p text:style-name="P48"><text:bookmark text:name="id.2s8eyo1"/></text:p>
      <text:p text:style-name="P52">Informe<text:bookmark text:name="id.17dp8vu"/></text:p>
      <text:h text:style-name="P67" text:outline-level="10">Supuestos</text:h>
      <text:p text:style-name="P19">[Documentar todos los supuestos hechos sobre el enunciado. Asegurarse de validar con los docentes]</text:p>
      <text:list xml:id="list1702992310285441302" text:style-name="LS4">
        <text:list-item>
          <text:p text:style-name="P59">Al momento de poder cantar envido, es legal repetir el llamado infinitamente (i.e. no hay límite en cuanto a cantidad de llamadas)<text:span text:style-name="T32">.</text:span></text:p>
        </text:list-item>
        <text:list-item>
          <text:p text:style-name="P60">En caso de que el truco sea cantado en la primera ronda, no se pregunta si no se quiere cantar envido previamente, perdiendo así la posibilidad de hacerlo en esa ronda.</text:p>
        </text:list-item>
        <text:list-item>
          <text:p text:style-name="P61">En caso de no haber un canto en juego y presionar el botón <text:span text:style-name="T36">No Quiero</text:span>, se interpretará que el jugador se va al mazo.</text:p>
          <text:p text:style-name="P57"><text:bookmark text:name="id.3rdcrjn"/></text:p>
        </text:list-item>
      </text:list>
      <text:h text:style-name="P68" text:outline-level="10">Modelo de dominio</text:h>
      <text:p text:style-name="P19">[Explicar los elementos más relevantes del diseño. Es decir: qué entidades se han creado, qué responsabilidades tienen asignadas, cómo se relacionan, etc]</text:p>
      <text:p text:style-name="P16"><text:span text:style-name="T10">Player: </text:span><text:span text:style-name="T7">I</text:span><text:span text:style-name="T2">nterfaz implementada por HumanPlayer y CpuPlayer. Contiene los métodos que permiten realizar los cantos propios del juego, así como aceptarlos y poder rechazarlos o irse al mazo.</text:span></text:p>
      <text:p text:style-name="P2"/>
      <text:p text:style-name="P4"><text:span text:style-name="T27">S</text:span><text:span text:style-name="T26">lot:</text:span><text:span text:style-name="T20"> Clase que contiene las cartas jugadas por un determinado jugador. </text:span><text:span text:style-name="T30">T</text:span><text:span text:style-name="T20">iene </text:span><text:span text:style-name="T23">métodos</text:span><text:span text:style-name="T20"> para consultar las cartas en todas las posiciones (tiene 3 posiciones).</text:span></text:p>
      <text:p text:style-name="P2"/>
      <text:p text:style-name="P8">Scoreboard: <text:span text:style-name="T20">Clase que se ocupa </text:span><text:span text:style-name="T30">de</text:span><text:span text:style-name="T20"> llevar los puntajes de los jugadores </text:span><text:span text:style-name="T30">(</text:span><text:span text:style-name="T20">o equipos, </text:span><text:span text:style-name="T30">según sea el caso). S</text:span><text:span text:style-name="T20">e encarga de sumar puntos a quien </text:span><text:span text:style-name="T30">le </text:span><text:span text:style-name="T20">correspond</text:span><text:span text:style-name="T30">a;</text:span><text:span text:style-name="T20"> tiene </text:span><text:span text:style-name="T23">métodos</text:span><text:span text:style-name="T20"> de consulta de puntajes de jugadores.</text:span></text:p>
      <text:p text:style-name="P2"/>
      <text:p text:style-name="P16"><text:span text:style-name="T10">Judge:</text:span><text:span text:style-name="T2"> </text:span><text:span text:style-name="T3">Clase que </text:span><text:span text:style-name="T4">evalúa</text:span><text:span text:style-name="T3"> rondas de cartas, se encarga de evaluar las cartas que tienen los jugadores en su Slot para decidir qui</text:span><text:span text:style-name="T11">é</text:span><text:span text:style-name="T3">n gano la ronda o la mano, en caso de que un jugador o equipo haya ganado una mano informa al Scoreboard sobre qui</text:span><text:span text:style-name="T11">é</text:span><text:span text:style-name="T3">n </text:span><text:span text:style-name="T11">y qué juego </text:span><text:soft-page-break/><text:span text:style-name="T3">gan</text:span><text:span text:style-name="T11">ó;</text:span><text:span text:style-name="T3"> en caso de que sea una ronda, le avisa a table qui</text:span><text:span text:style-name="T11">é</text:span><text:span text:style-name="T3">n gan</text:span><text:span text:style-name="T11">ó</text:span><text:span text:style-name="T3">, </text:span><text:span text:style-name="T5">así</text:span><text:span text:style-name="T3"> puede empezar la </text:span><text:span text:style-name="T5">próxima</text:span><text:span text:style-name="T3"> ronda desde ese jugador</text:span></text:p>
      <text:p text:style-name="P3"/>
      <text:p text:style-name="P16"><text:span text:style-name="T10">Builder:</text:span><text:span text:style-name="T2"> </text:span><text:span text:style-name="T3">Es la clase encargada de </text:span><text:span text:style-name="T12">preparar el entorno para que se pueda desarrollar el juego; c</text:span><text:span text:style-name="T3">rea los Players, Teams, Table, Judge, Scoreboard y settea todas las referencias entre cada clase</text:span></text:p>
      <text:p text:style-name="P2"/>
      <text:p text:style-name="P16"><text:span text:style-name="T10">Hand:</text:span><text:span text:style-name="T3"> Clase que contiene las cartas de la mano del jugador. </text:span><text:span text:style-name="T12">Una mano es capaz de informar su composición (devolviendo las cartas que la conforman), el puntaje de envido y si forma flor o no.</text:span></text:p>
      <text:p text:style-name="P5"/>
      <text:p text:style-name="P9"><text:span text:style-name="T2">Team:</text:span><text:span text:style-name="T6"> Clase que contiene una lista de jugadores que conforman </text:span><text:span text:style-name="T13">un </text:span><text:span text:style-name="T6">equipo. </text:span><text:span text:style-name="T13">T</text:span><text:span text:style-name="T6">iene </text:span><text:span text:style-name="T8">métodos</text:span><text:span text:style-name="T6"> que devuelven si un jugador esta en el Team y </text:span><text:span text:style-name="T8">métodos</text:span><text:span text:style-name="T6"> varios para consultas sobre el Team.</text:span></text:p>
      <text:p text:style-name="P5"/>
      <text:p text:style-name="P10"><text:span text:style-name="T2">Deck:</text:span><text:span text:style-name="T6"> Clase que representa a un mazo. </text:span><text:span text:style-name="T13">T</text:span><text:span text:style-name="T6">iene un </text:span><text:span text:style-name="T8">método</text:span><text:span text:style-name="T6"> que devuelve una carta semi-aleatoria de las cartas que tiene</text:span></text:p>
      <text:p text:style-name="P6"/>
      <text:p text:style-name="P10"><text:span text:style-name="T2">Card:</text:span><text:span text:style-name="T6"> Clase que representa una carta. </text:span><text:span text:style-name="T13">T</text:span><text:span text:style-name="T6">iene un n</text:span><text:span text:style-name="T13">ú</text:span><text:span text:style-name="T6">mero, palo y valor.</text:span></text:p>
      <text:p text:style-name="P6"/>
      <text:p text:style-name="P10"><text:span text:style-name="T2">Croupier:</text:span><text:span text:style-name="T6"> Clase que se encarga de devolver una mano que consta de 3 cartas semi-aleatorias listas para jugar, tiene un </text:span><text:span text:style-name="T8">método</text:span><text:span text:style-name="T6"> que devuelve la mano preparada y un metodo para avisarle que empieza una nueva ronda para que use un mazo entero</text:span></text:p>
      <text:p text:style-name="P7">Score:<text:span text:style-name="T20"> Clase que permite manejar los puntajes de un equipo</text:span></text:p>
      <text:p text:style-name="P11"><text:bookmark text:name="id.26in1rg"/></text:p>
      <text:h text:style-name="P66" text:outline-level="10">Diagramas de clases</text:h>
      <text:p text:style-name="P20"><text:bookmark text:name="id.lnxbz9"/>Se adjuntan aparte ya que no entran aca</text:p>
      <text:h text:style-name="P66" text:outline-level="10"><text:soft-page-break/>Diagramas de secuencia</text:h>
      <text:p text:style-name="P20">Idem diagrama de clases</text:p>
      <text:p text:style-name="P44"><text:bookmark text:name="id.35nkun2"/></text:p>
      <text:h text:style-name="P66" text:outline-level="10">Diagrama de paquetes</text:h>
      <text:p text:style-name="P20">Idem diagrama de clases</text:p>
      <text:p text:style-name="P44"><text:bookmark text:name="id.1ksv4uv"/></text:p>
      <text:h text:style-name="P66" text:outline-level="10">Diagramas de estado</text:h>
      <text:p text:style-name="P47"><text:bookmark text:name="id.44sinio"/>Idem diagrama de clases</text:p>
      <text:h text:style-name="P66" text:outline-level="10">Detalles de implementación</text:h>
      <text:p text:style-name="P15"><text:span text:style-name="T17">[Deben </text:span><text:span text:style-name="T18">detallar/explicar</text:span><text:span text:style-name="T19"> </text:span><text:span text:style-name="T17">qué estrategias utilizaron para resolver los puntos más conflictivos del trabajo práctico. (Incluida la persistencia) ]</text:span></text:p>
      <text:p text:style-name="P16">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16">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desde ese estado – por ej.: estando en truco se puede cantar retruco, pero no <text:span text:style-name="T33">vale 4 o E</text:span>nvido) – y el puntaje que otorga ese estado – por ej.: truco otorga 2 puntos).</text:p>
      <text:p text:style-name="P44"><text:bookmark text:name="id.2jxsxqh"/></text:p>
      <text:h text:style-name="P66" text:outline-level="10">Excepciones</text:h>
      <text:p text:style-name="P21">Se crearon las siguientes ex<text:span text:style-name="T33">c</text:span>epciones para el manejo de errores:</text:p>
      <text:p text:style-name="P22"/>
      <text:p text:style-name="P24"><text:span text:style-name="T26">DonTHaveThatCardException</text:span><text:span text:style-name="T28">: Excepción que se lanza cuando un jugador trata de jugar una carta que no posee.</text:span></text:p>
      <text:p text:style-name="P27"/>
      <text:p text:style-name="P23">FirstTeamWonException:<text:span text:style-name="T20"> </text:span><text:span text:style-name="T24">Excepción</text:span><text:span text:style-name="T22"> que lanza el Scoreboard cuando el primer equipo </text:span><text:span text:style-name="T25">llegó</text:span><text:span text:style-name="T22"> a </text:span><text:soft-page-break/><text:span text:style-name="T22">30.</text:span></text:p>
      <text:p text:style-name="P23"/>
      <text:p text:style-name="P23">InvalidGameCallException:<text:span text:style-name="T20"> </text:span><text:span text:style-name="T25">Excepción</text:span><text:span text:style-name="T22"> que lanza la clase Table cuando se quiere jugar un juego que no corresponde (Ej: Envido </text:span><text:span text:style-name="T25">después</text:span><text:span text:style-name="T22"> de la primera ronda, Vale 4 sin Truco y Retruco antes).</text:span></text:p>
      <text:p text:style-name="P25"/>
      <text:p text:style-name="P23">I<text:span text:style-name="T29">n</text:span>validNumberOfPlayersException:<text:span text:style-name="T20"> </text:span><text:span text:style-name="T25">Excepción</text:span><text:span text:style-name="T22"> que lanza el Builder cuando se pasa una cantidad de jugadores impar o mayor a 6.</text:span></text:p>
      <text:p text:style-name="P26"/>
      <text:p text:style-name="P28">NobodyWonYetException:<text:span text:style-name="T20"> </text:span><text:span text:style-name="T25">Excepción</text:span><text:span text:style-name="T20"> que lanza el un </text:span><text:span text:style-name="T25">método</text:span><text:span text:style-name="T20"> privado de la clase Scoreboard, es de manejo interno.</text:span></text:p>
      <text:p text:style-name="P30"/>
      <text:p text:style-name="P29">NotCardThrownException:<text:span text:style-name="T20"> </text:span><text:span text:style-name="T25">Excepción</text:span><text:span text:style-name="T21"> que lanza el Slot cuando se consulta por alguna carta en cierta </text:span><text:span text:style-name="T25">posición</text:span><text:span text:style-name="T21"> y esa </text:span><text:span text:style-name="T25">posición</text:span><text:span text:style-name="T21"> del Slot esta </text:span><text:span text:style-name="T25">vacía.</text:span></text:p>
      <text:p text:style-name="P31"/>
      <text:p text:style-name="P29">NotYourTurnException:<text:span text:style-name="T20"> </text:span><text:span text:style-name="T25">Excepción</text:span><text:span text:style-name="T21"> que lanza la Table cuando un jugador trata de jugar y no es su turno.</text:span></text:p>
      <text:p text:style-name="P31"/>
      <text:p text:style-name="P29">PlayerDoesNotExistsException: <text:span text:style-name="T21">Excepcion que lanza un Team cuando no tiene un Player espec</text:span><text:span text:style-name="T31">í</text:span><text:span text:style-name="T21">fico.</text:span></text:p>
      <text:p text:style-name="P31"/>
      <text:p text:style-name="P29">SecondTeamWonException:<text:span text:style-name="T20"> </text:span><text:span text:style-name="T25">Excepción</text:span><text:span text:style-name="T21"> que lanza el Scoreboard cuando el segundo equipo gano el juego.</text:span></text:p>
      <text:p text:style-name="P32"/>
      <text:p text:style-name="P33"><text:span text:style-name="T35">TeamDoesntExistException:</text:span><text:span text:style-name="T2"> </text:span><text:span text:style-name="T34">Excepción que lanza Scoreboard cuando se busca el puntaje de un equipo inexistente.</text:span></text:p>
      <text:p text:style-name="P44"><text:bookmark text:name="id.z337ya"/></text:p>
      <text:h text:style-name="P73" text:outline-level="10"><text:bookmark text:name="id.3j2qqm3"/></text:h>
      <text:h text:style-name="P71" text:outline-level="10">Checklist de corrección</text:h>
      <text:p text:style-name="P12">Esta sección es para uso exclusivo de los docentes, por favor no modificar.</text:p>
      <text:p text:style-name="P43"><text:bookmark text:name="id.1y810tw"/></text:p>
      <text:h text:style-name="P69" text:outline-level="10">Carpeta</text:h>
      <text:p text:style-name="P18">Generalidades</text:p>
      <text:list xml:id="list4871458129003031645" text:style-name="LS6">
        <text:list-item>
          <text:p text:style-name="P62">¿Son correctos los supuestos y extensiones?</text:p>
        </text:list-item>
        <text:list-item>
          <text:p text:style-name="P62">¿Es prolija la presentación? (hojas del mismo tamaño, numeradas y con tipografía uniforme)</text:p>
        </text:list-item>
      </text:list>
      <text:p text:style-name="P18">Modelo</text:p>
      <text:list xml:id="list24" text:style-name="LS6">
        <text:list-item>
          <text:p text:style-name="P62">¿Está completo?¿Contempla la totalidad del problema?</text:p>
        </text:list-item>
        <text:list-item>
          <text:p text:style-name="P62">¿Respeta encapsulamiento?</text:p>
        </text:list-item>
        <text:list-item>
          <text:p text:style-name="P62">¿Hace un buen uso de excepciones?</text:p>
        </text:list-item>
        <text:list-item>
          <text:p text:style-name="P62">¿Utiliza polimorfismo en las situaciones esperadas?</text:p>
        </text:list-item>
      </text:list>
      <text:p text:style-name="P43"><text:bookmark text:name="id.4i7ojhp"/></text:p>
      <text:h text:style-name="P69" text:outline-level="10">Diagramas</text:h>
      <text:p text:style-name="P18">Diagrama de clases</text:p>
      <text:list xml:id="list28" text:style-name="LS6">
        <text:list-item>
          <text:p text:style-name="P62">¿Está completo?</text:p>
        </text:list-item>
        <text:list-item>
          <text:p text:style-name="P62">¿Está bien utilizada la notación?</text:p>
        </text:list-item>
      </text:list>
      <text:p text:style-name="P18">Diagramas de secuencia</text:p>
      <text:list xml:id="list30" text:style-name="LS6">
        <text:list-item>
          <text:p text:style-name="P62">¿Está completo?</text:p>
        </text:list-item>
        <text:list-item>
          <text:p text:style-name="P62">¿Es consistente con el diagrama de clases?</text:p>
        </text:list-item>
        <text:list-item>
          <text:p text:style-name="P62">¿Está bien utilizada la notación?</text:p>
        </text:list-item>
      </text:list>
      <text:p text:style-name="P18">Diagrama de estados</text:p>
      <text:list xml:id="list33" text:style-name="LS6">
        <text:list-item>
          <text:p text:style-name="P62">¿Está completo?</text:p>
        </text:list-item>
        <text:list-item>
          <text:p text:style-name="P62">¿Está bien utilizada la notación?</text:p>
        </text:list-item>
      </text:list>
      <text:p text:style-name="P43"><text:bookmark text:name="id.2xcytpi"/></text:p>
      <text:h text:style-name="P74" text:outline-level="10">Código</text:h>
      <text:p text:style-name="P18">Generalidades</text:p>
      <text:list xml:id="list1990278200744908329" text:style-name="LS7">
        <text:list-item>
          <text:p text:style-name="P63">¿Respeta estándares de codificación?</text:p>
        </text:list-item>
        <text:list-item>
          <text:p text:style-name="P63"><text:soft-page-break/>¿Está correctamente documentado?</text:p>
        </text:list-item>
      </text:lis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Times New Roman"/>
      </text:list-level-style-bullet>
      <text:list-level-style-bullet text:level="2" text:style-name="List1Level1" text:bullet-char="○">
        <style:list-level-properties text:space-before="1.905cm" text:min-label-width="0.635cm"/>
        <style:text-properties style:font-name="Times New Roman"/>
      </text:list-level-style-bullet>
      <text:list-level-style-bullet text:level="3" text:style-name="List1Level2" text:bullet-char="■">
        <style:list-level-properties text:space-before="3.492cm" text:min-label-width="0.318cm"/>
        <style:text-properties style:font-name="Times New Roman"/>
      </text:list-level-style-bullet>
      <text:list-level-style-bullet text:level="4" text:style-name="List1Level3" text:bullet-char="●">
        <style:list-level-properties text:space-before="4.445cm" text:min-label-width="0.635cm"/>
        <style:text-properties style:font-name="Times New Roman"/>
      </text:list-level-style-bullet>
      <text:list-level-style-bullet text:level="5" text:style-name="List1Level4" text:bullet-char="○">
        <style:list-level-properties text:space-before="5.715cm" text:min-label-width="0.635cm"/>
        <style:text-properties style:font-name="Times New Roman"/>
      </text:list-level-style-bullet>
      <text:list-level-style-bullet text:level="6" text:style-name="List1Level5" text:bullet-char="■">
        <style:list-level-properties text:space-before="7.302cm" text:min-label-width="0.318cm"/>
        <style:text-properties style:font-name="Times New Roman"/>
      </text:list-level-style-bullet>
      <text:list-level-style-bullet text:level="7" text:style-name="List1Level6" text:bullet-char="●">
        <style:list-level-properties text:space-before="8.255cm" text:min-label-width="0.635cm"/>
        <style:text-properties style:font-name="Times New Roman"/>
      </text:list-level-style-bullet>
      <text:list-level-style-bullet text:level="8" text:style-name="List1Level7" text:bullet-char="○">
        <style:list-level-properties text:space-before="9.525cm" text:min-label-width="0.635cm"/>
        <style:text-properties style:font-name="Times New Roman"/>
      </text:list-level-style-bullet>
      <text:list-level-style-bullet text:level="9" text:style-name="List1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text:space-before="3.493cm"/>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text:space-before="7.303cm"/>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space-before="3.492cm" text:min-label-width="0.318cm"/>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space-before="7.302cm" text:min-label-width="0.318cm"/>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space-before="3.492cm" text:min-label-width="0.318cm"/>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space-before="7.302cm" text:min-label-width="0.318cm"/>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Times New Roman"/>
      </text:list-level-style-bullet>
      <text:list-level-style-bullet text:level="2" text:style-name="List5Level1" text:bullet-char="○">
        <style:list-level-properties text:space-before="1.905cm" text:min-label-width="0.635cm"/>
        <style:text-properties style:font-name="Times New Roman"/>
      </text:list-level-style-bullet>
      <text:list-level-style-bullet text:level="3" text:style-name="List5Level2" text:bullet-char="■">
        <style:list-level-properties text:space-before="3.492cm" text:min-label-width="0.318cm"/>
        <style:text-properties style:font-name="Times New Roman"/>
      </text:list-level-style-bullet>
      <text:list-level-style-bullet text:level="4" text:style-name="List5Level3" text:bullet-char="●">
        <style:list-level-properties text:space-before="4.445cm" text:min-label-width="0.635cm"/>
        <style:text-properties style:font-name="Times New Roman"/>
      </text:list-level-style-bullet>
      <text:list-level-style-bullet text:level="5" text:style-name="List5Level4" text:bullet-char="○">
        <style:list-level-properties text:space-before="5.715cm" text:min-label-width="0.635cm"/>
        <style:text-properties style:font-name="Times New Roman"/>
      </text:list-level-style-bullet>
      <text:list-level-style-bullet text:level="6" text:style-name="List5Level5" text:bullet-char="■">
        <style:list-level-properties text:space-before="7.302cm" text:min-label-width="0.318cm"/>
        <style:text-properties style:font-name="Times New Roman"/>
      </text:list-level-style-bullet>
      <text:list-level-style-bullet text:level="7" text:style-name="List5Level6" text:bullet-char="●">
        <style:list-level-properties text:space-before="8.255cm" text:min-label-width="0.635cm"/>
        <style:text-properties style:font-name="Times New Roman"/>
      </text:list-level-style-bullet>
      <text:list-level-style-bullet text:level="8" text:style-name="List5Level7" text:bullet-char="○">
        <style:list-level-properties text:space-before="9.525cm" text:min-label-width="0.635cm"/>
        <style:text-properties style:font-name="Times New Roman"/>
      </text:list-level-style-bullet>
      <text:list-level-style-bullet text:level="9" text:style-name="List5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Verdana1"/>
      </text:list-level-style-bullet>
      <text:list-level-style-bullet text:level="2" text:style-name="List6Level1" text:bullet-char="●">
        <style:list-level-properties text:space-before="1.905cm"/>
        <style:text-properties style:font-name="Verdana1"/>
      </text:list-level-style-bullet>
      <text:list-level-style-bullet text:level="3" text:style-name="List6Level2" text:bullet-char="●">
        <style:list-level-properties text:space-before="3.493cm"/>
        <style:text-properties style:font-name="Verdana1"/>
      </text:list-level-style-bullet>
      <text:list-level-style-bullet text:level="4" text:style-name="List6Level3" text:bullet-char="●">
        <style:list-level-properties text:space-before="4.445cm"/>
        <style:text-properties style:font-name="Verdana1"/>
      </text:list-level-style-bullet>
      <text:list-level-style-bullet text:level="5" text:style-name="List6Level4" text:bullet-char="●">
        <style:list-level-properties text:space-before="5.715cm"/>
        <style:text-properties style:font-name="Verdana1"/>
      </text:list-level-style-bullet>
      <text:list-level-style-bullet text:level="6" text:style-name="List6Level5" text:bullet-char="●">
        <style:list-level-properties text:space-before="7.303cm"/>
        <style:text-properties style:font-name="Verdana1"/>
      </text:list-level-style-bullet>
      <text:list-level-style-bullet text:level="7" text:style-name="List6Level6" text:bullet-char="●">
        <style:list-level-properties text:space-before="8.255cm"/>
        <style:text-properties style:font-name="Verdana1"/>
      </text:list-level-style-bullet>
      <text:list-level-style-bullet text:level="8" text:style-name="List6Level7" text:bullet-char="●">
        <style:list-level-properties text:space-before="9.525cm"/>
        <style:text-properties style:font-name="Verdana1"/>
      </text:list-level-style-bullet>
      <text:list-level-style-bullet text:level="9" text:style-name="List6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Verdana1"/>
      </text:list-level-style-bullet>
      <text:list-level-style-bullet text:level="2" text:style-name="List7Level1" text:bullet-char="●">
        <style:list-level-properties text:space-before="1.905cm"/>
        <style:text-properties style:font-name="Verdana1"/>
      </text:list-level-style-bullet>
      <text:list-level-style-bullet text:level="3" text:style-name="List7Level2" text:bullet-char="●">
        <style:list-level-properties text:space-before="3.493cm"/>
        <style:text-properties style:font-name="Verdana1"/>
      </text:list-level-style-bullet>
      <text:list-level-style-bullet text:level="4" text:style-name="List7Level3" text:bullet-char="●">
        <style:list-level-properties text:space-before="4.445cm"/>
        <style:text-properties style:font-name="Verdana1"/>
      </text:list-level-style-bullet>
      <text:list-level-style-bullet text:level="5" text:style-name="List7Level4" text:bullet-char="●">
        <style:list-level-properties text:space-before="5.715cm"/>
        <style:text-properties style:font-name="Verdana1"/>
      </text:list-level-style-bullet>
      <text:list-level-style-bullet text:level="6" text:style-name="List7Level5" text:bullet-char="●">
        <style:list-level-properties text:space-before="7.303cm"/>
        <style:text-properties style:font-name="Verdana1"/>
      </text:list-level-style-bullet>
      <text:list-level-style-bullet text:level="7" text:style-name="List7Level6" text:bullet-char="●">
        <style:list-level-properties text:space-before="8.255cm"/>
        <style:text-properties style:font-name="Verdana1"/>
      </text:list-level-style-bullet>
      <text:list-level-style-bullet text:level="8" text:style-name="List7Level7" text:bullet-char="●">
        <style:list-level-properties text:space-before="9.525cm"/>
        <style:text-properties style:font-name="Verdana1"/>
      </text:list-level-style-bullet>
      <text:list-level-style-bullet text:level="9" text:style-name="List7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21.001cm" fo:page-height="29.7cm" style:num-format="1" style:print-orientation="portrait" fo:margin-top="2cm" fo:margin-bottom="1.249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0</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5</meta:editing-cycles>
    <dc:date>2015-12-16T23:58:13.671000000</dc:date>
    <meta:editing-duration>PT2H46M54S</meta:editing-duration>
    <meta:document-statistic meta:table-count="1" meta:image-count="0" meta:object-count="0" meta:page-count="10" meta:paragraph-count="129" meta:word-count="1427" meta:character-count="8831" meta:non-whitespace-character-count="7552"/>
  </office:meta>
</office:document-meta>
</file>